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TimeContextHolder.resetDateTime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imeContextHolder.setDateTimeContext( @ Nullable DateTimeContext dateTime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ateTimeContextHolder.getFormatter( DateTimeFormatter formatter , @ Nullable Locale loca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ateTimeContextHolder.DateTimeContextHo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ateTimeContextHolder.getDateTime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